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Bräuner</text:p>
          </table:table-cell>
          <table:table-cell office:value-type="string" table:style-name="ce6">
            <text:p>Burk</text:p>
          </table:table-cell>
          <table:table-cell office:value-type="string" table:style-name="ce6">
            <text:p>Buttgere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tag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Dienstag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Mittwoch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Donnerstag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eitag, 2017-10-20</text:p>
          </table:table-cell>
          <table:table-cell table:style-name="ce7"/>
          <table:table-cell office:value-type="time" office:time-value="PT2H45M0S" table:style-name="ce7">
            <text:p>02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mstag, 2017-10-21</text:p>
          </table:table-cell>
          <table:table-cell table:number-columns-repeated="2" table:style-name="ce7"/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onntag, 2017-10-22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tag, 2017-10-23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Dienstag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Mittwoch, 2017-10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Donnerstag, 2017-10-2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eitag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mstag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onntag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tag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Dienstag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Mittwoch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Donnerstag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eitag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mstag, 2017-11-04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onntag, 2017-11-05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tag, 2017-11-06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Dienstag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Mittwoch, 2017-11-08</text:p>
          </table:table-cell>
          <table:table-cell table:number-columns-repeated="2" table:style-name="ce7"/>
          <table:table-cell office:value-type="time" office:time-value="PT2H45M0S" table:style-name="ce7">
            <text:p>02:45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Donnerstag, 2017-11-09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eitag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mstag, 2017-11-11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onntag, 2017-11-12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tag, 2017-11-13</text:p>
          </table:table-cell>
          <table:table-cell office:value-type="time" office:time-value="PT1H30M0S" table:style-name="ce7">
            <text:p>01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Dienstag, 2017-11-1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Mittwoch, 2017-11-15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Donnerstag, 2017-11-16</text:p>
          </table:table-cell>
          <table:table-cell office:value-type="time" office:time-value="PT3H0M0S" table:style-name="ce7">
            <text:p>03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eitag, 2017-11-17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mstag, 2017-11-18</text:p>
          </table:table-cell>
          <table:table-cell office:value-type="time" office:time-value="PT4H30M0S" table:style-name="ce7">
            <text:p>04:30</text:p>
          </table:table-cell>
          <table:table-cell table:style-name="ce7"/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onntag, 2017-11-19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tag, 2017-11-20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Dienstag, 2017-11-21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Mittwoch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Donnerstag, 2017-11-23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eitag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mstag, 2017-11-2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onntag, 2017-11-26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tag, 2017-11-27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Dienstag, 2017-11-2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Mittwoch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Donnerstag, 2017-11-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eitag, 2017-12-01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mstag, 2017-12-02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onntag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tag, 2017-12-04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Dienstag, 2017-12-05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Mittwoch, 2017-12-06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Donnerstag, 2017-12-07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eitag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mstag, 2017-12-09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onntag, 2017-12-10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tag, 2017-12-11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Dienstag, 2017-12-12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0M0S" table:style-name="ce7">
            <text:p>06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Mittwoch, 2017-12-13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Donnerstag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eitag, 2017-12-15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mstag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onntag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tag, 2017-12-18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Dienstag, 2017-12-19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Mittwoch, 2017-12-2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Donnerstag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eitag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mstag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onntag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tag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Dienstag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Mittwoch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Donnerstag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eitag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mstag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onntag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tag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Dienstag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Mittwoch, 2018-01-03</text:p>
          </table:table-cell>
          <table:table-cell table:number-columns-repeated="2" table:style-name="ce7"/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Donnerstag, 2018-01-0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eitag, 2018-01-05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mstag, 2018-01-06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onntag, 2018-01-07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tag, 2018-01-08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Dienstag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Mittwoch, 2018-01-10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Donnerstag, 2018-01-11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eitag, 2018-01-12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mstag, 2018-01-13</text:p>
          </table:table-cell>
          <table:table-cell office:value-type="time" office:time-value="PT5H0M0S" table:style-name="ce7">
            <text:p>05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onntag, 2018-01-14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tag, 2018-01-15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Dienstag, 2018-01-16</text:p>
          </table:table-cell>
          <table:table-cell table:style-name="ce7"/>
          <table:table-cell office:value-type="time" office:time-value="PT6H30M0S" table:style-name="ce7">
            <text:p>06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Mittwoch, 2018-01-17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Donnerstag, 2018-01-18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eitag, 2018-01-1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mstag, 2018-01-20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onntag, 2018-01-21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tag, 2018-01-22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Dienstag, 2018-01-23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Mittwoch, 2018-01-24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Donnerstag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eitag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mstag, 2018-01-27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onntag, 2018-01-28</text:p>
          </table:table-cell>
          <table:table-cell table:style-name="ce7"/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tag, 2018-01-29</text:p>
          </table:table-cell>
          <table:table-cell table:style-name="ce7"/>
          <table:table-cell office:value-type="time" office:time-value="PT6H0M0S" table:style-name="ce7">
            <text:p>06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Dienstag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Mittwoch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Donnerstag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eitag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mstag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onntag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tag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Dienstag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Mittwoch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Donnerstag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eitag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Bräuner" table:formula="of:=[.B2]" table:style-name="ce3">
            <text:p>Bräuner</text:p>
          </table:table-cell>
          <table:table-cell office:value-type="string" office:string-value="Burk" table:formula="of:=[.C2]" table:style-name="ce3">
            <text:p>Burk</text:p>
          </table:table-cell>
          <table:table-cell office:value-type="string" office:string-value="Buttgereit" table:formula="of:=[.D2]" table:style-name="ce3">
            <text:p>Buttgereit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140H0M0S" table:formula="of:=SUM([.B4:.B120])" table:style-name="ce10">
            <text:p>140:00</text:p>
          </table:table-cell>
          <table:table-cell office:value-type="time" office:time-value="PT179H15M0S" table:formula="of:=SUM([.C4:.C120])" table:style-name="ce10">
            <text:p>179:15</text:p>
          </table:table-cell>
          <table:table-cell office:value-type="time" office:time-value="PT174H15M0S" table:formula="of:=SUM([.D4:.D120])" table:style-name="ce10">
            <text:p>174:15</text:p>
          </table:table-cell>
          <table:table-cell table:style-name="ce1"/>
          <table:table-cell office:value-type="time" office:time-value="PT493H30M0S" table:formula="of:=SUM([.B122:.D122])" table:style-name="ce11">
            <text:p>493:3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Kai Mindermann</meta:initial-creator>
    <dc:creator>Lars Buttgereit</dc:creator>
    <meta:creation-date>2015-10-06T10:15:48Z</meta:creation-date>
    <dc:date>2018-01-29T14:51:50Z</dc:date>
    <meta:editing-cycles>7</meta:editing-cycles>
    <meta:editing-duration>PT0S</meta:editing-duration>
  </office:meta>
</office:document-meta>
</file>